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19AD39527EBAE77.png" manifest:media-type="image/png"/>
  <manifest:file-entry manifest:full-path="Pictures/10000200000000AB000000ABD88FF024D72F718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f88"/>
    </style:style>
    <style:style style:name="P2" style:family="paragraph" style:parent-style-name="Standard">
      <style:paragraph-properties fo:text-align="start" style:justify-single-word="false"/>
      <style:text-properties officeooo:paragraph-rsid="001a0f88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a0f88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0f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a0f88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9112169169203394116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210855177522274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210855120102495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210856337228430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210855469839030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855971183619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55425134910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210857199598136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856725894150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56956445366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57306592746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57228043694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D88FF024D72F718D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B19AD39527EBAE77.png" xlink:type="simple" xlink:show="embed" xlink:actuate="onLoad"/></draw:frame> <text:s text:c="20"/>Name:<text:tab/><text:tab/><text:date style:data-style-name="N37" text:date-value="2016-08-29T21:08:55.08137462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6153039</meta:creation-date>
    <meta:editing-duration>PT4M16S</meta:editing-duration>
    <meta:editing-cycles>5</meta:editing-cycles>
    <meta:generator>LibreOffice/5.0.6.2$Linux_X86_64 LibreOffice_project/00$Build-2</meta:generator>
    <dc:date>2016-08-29T21:08:55.054985476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